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-cysteinyl 3-(oxidosulfanyl)alanine (Cys-Cys)</text:p>
          </table:table-cell>
          <table:table-cell office:value-type="string" calcext:value-type="string">
            <text:p>DISULFID</text:p>
          </table:table-cell>
          <table:table-cell office:value-type="float" office:value="112631" calcext:value-type="float">
            <text:p>112631</text:p>
          </table:table-cell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string" calcext:value-type="string">
            <text:p>CARBOHYD</text:p>
          </table:table-cell>
          <table:table-cell office:value-type="float" office:value="103799" calcext:value-type="float">
            <text:p>103799</text:p>
          </table:table-cell>
        </table:table-row>
        <table:table-row table:style-name="ro1">
          <table:table-cell office:value-type="string" calcext:value-type="string">
            <text:p>Phosphoserine</text:p>
          </table:table-cell>
          <table:table-cell office:value-type="string" calcext:value-type="string">
            <text:p>MOD_RES</text:p>
          </table:table-cell>
          <table:table-cell office:value-type="float" office:value="68484" calcext:value-type="float">
            <text:p>68484</text:p>
          </table:table-cell>
        </table:table-row>
        <table:table-row table:style-name="ro1">
          <table:table-cell office:value-type="string" calcext:value-type="string">
            <text:p>N6-acetyllysine</text:p>
          </table:table-cell>
          <table:table-cell office:value-type="string" calcext:value-type="string">
            <text:p>MOD_RES</text:p>
          </table:table-cell>
          <table:table-cell office:value-type="float" office:value="21878" calcext:value-type="float">
            <text:p>21878</text:p>
          </table:table-cell>
        </table:table-row>
        <table:table-row table:style-name="ro1">
          <table:table-cell office:value-type="string" calcext:value-type="string">
            <text:p>Phosphothreonine</text:p>
          </table:table-cell>
          <table:table-cell office:value-type="string" calcext:value-type="string">
            <text:p>MOD_RES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string" calcext:value-type="string">
            <text:p>Phosphotyrosine</text:p>
          </table:table-cell>
          <table:table-cell office:value-type="string" calcext:value-type="string">
            <text:p>MOD_RES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string" calcext:value-type="string">
            <text:p>N6-succinyllysine</text:p>
          </table:table-cell>
          <table:table-cell office:value-type="string" calcext:value-type="string">
            <text:p>MOD_RES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N6-(pyridoxal phosphate)lysine</text:p>
          </table:table-cell>
          <table:table-cell office:value-type="string" calcext:value-type="string">
            <text:p>MOD_RES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string" calcext:value-type="string">
            <text:p>Glycyl lysine isopeptide (Lys-Gly)</text:p>
          </table:table-cell>
          <table:table-cell office:value-type="string" calcext:value-type="string">
            <text:p>CROSSLNK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string" calcext:value-type="string">
            <text:p>MOD_RES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S-palmitoyl cysteine</text:p>
          </table:table-cell>
          <table:table-cell office:value-type="string" calcext:value-type="string">
            <text:p>LIPID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string" calcext:value-type="string">
            <text:p>N-acetylmethionine</text:p>
          </table:table-cell>
          <table:table-cell office:value-type="string" calcext:value-type="string">
            <text:p>MOD_RES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string" calcext:value-type="string">
            <text:p>MOD_RES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string" calcext:value-type="string">
            <text:p>LIPID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S-diacylglycerol cysteine</text:p>
          </table:table-cell>
          <table:table-cell office:value-type="string" calcext:value-type="string">
            <text:p>LIPID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string" calcext:value-type="string">
            <text:p>CARBOHYD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string" calcext:value-type="string">
            <text:p>MOD_RES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string" calcext:value-type="string">
            <text:p>MOD_RES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string" calcext:value-type="string">
            <text:p>MOD_RES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string" calcext:value-type="string">
            <text:p>LIPID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string" calcext:value-type="string">
            <text:p>MOD_RES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string" calcext:value-type="string">
            <text:p>MOD_RES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string" calcext:value-type="string">
            <text:p>MOD_RES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string" calcext:value-type="string">
            <text:p>MOD_RES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string" calcext:value-type="string">
            <text:p>MOD_RES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string" calcext:value-type="string">
            <text:p>LIPID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string" calcext:value-type="string">
            <text:p>MOD_RES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string" calcext:value-type="string">
            <text:p>MOD_RE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string" calcext:value-type="string">
            <text:p>MOD_RES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string" calcext:value-type="string">
            <text:p>MOD_RES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string" calcext:value-type="string">
            <text:p>MOD_RES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string" calcext:value-type="string">
            <text:p>MOD_RES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string" calcext:value-type="string">
            <text:p>MOD_RES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string" calcext:value-type="string">
            <text:p>MOD_RES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string" calcext:value-type="string">
            <text:p>MOD_RES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string" calcext:value-type="string">
            <text:p>MOD_RES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string" calcext:value-type="string">
            <text:p>MOD_RES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string" calcext:value-type="string">
            <text:p>CARBOHYD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string" calcext:value-type="string">
            <text:p>MOD_RES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string" calcext:value-type="string">
            <text:p>MOD_RES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-(S-cysteinyl)pyruvic acid O- phosphothioketal</text:p>
          </table:table-cell>
          <table:table-cell office:value-type="string" calcext:value-type="string">
            <text:p>MOD_RES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string" calcext:value-type="string">
            <text:p>MOD_RES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string" calcext:value-type="string">
            <text:p>MOD_RES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MOD_RES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string" calcext:value-type="string">
            <text:p>MOD_RES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string" calcext:value-type="string">
            <text:p>LIPID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string" calcext:value-type="string">
            <text:p>MOD_RES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string" calcext:value-type="string">
            <text:p>LIPID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string" calcext:value-type="string">
            <text:p>CROSSLNK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string" calcext:value-type="string">
            <text:p>MOD_RES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string" calcext:value-type="string">
            <text:p>CROSSLN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string" calcext:value-type="string">
            <text:p>CROSSLN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string" calcext:value-type="string">
            <text:p>MOD_RES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string" calcext:value-type="string">
            <text:p>MOD_RES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string" calcext:value-type="string">
            <text:p>CARBOHYD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string" calcext:value-type="string">
            <text:p>MOD_RE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string" calcext:value-type="string">
            <text:p>MOD_RE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string" calcext:value-type="string">
            <text:p>MOD_RE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string" calcext:value-type="string">
            <text:p>MOD_RES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N-linked (GlcNAc) (complex)</text:p>
          </table:table-cell>
          <table:table-cell office:value-type="string" calcext:value-type="string">
            <text:p>CARBOHYD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-linked (Man)</text:p>
          </table:table-cell>
          <table:table-cell office:value-type="string" calcext:value-type="string">
            <text:p>CARBOHYD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string" calcext:value-type="string">
            <text:p>CROSSLNK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string" calcext:value-type="string">
            <text:p>MOD_RE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string" calcext:value-type="string">
            <text:p>MOD_RE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string" calcext:value-type="string">
            <text:p>MOD_RE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string" calcext:value-type="string">
            <text:p>MOD_RE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string" calcext:value-type="string">
            <text:p>CROSSLNK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string" calcext:value-type="string">
            <text:p>MOD_RE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string" calcext:value-type="string">
            <text:p>MOD_RE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string" calcext:value-type="string">
            <text:p>MOD_RES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string" calcext:value-type="string">
            <text:p>MOD_RE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string" calcext:value-type="string">
            <text:p>MOD_R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string" calcext:value-type="string">
            <text:p>MOD_R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string" calcext:value-type="string">
            <text:p>MOD_RE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string" calcext:value-type="string">
            <text:p>MOD_R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string" calcext:value-type="string">
            <text:p>LIPID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string" calcext:value-type="string">
            <text:p>LIPID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string" calcext:value-type="string">
            <text:p>MOD_RE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string" calcext:value-type="string">
            <text:p>MOD_RE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string" calcext:value-type="string">
            <text:p>MOD_RE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string" calcext:value-type="string">
            <text:p>MOD_RE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string" calcext:value-type="string">
            <text:p>LIPI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-linked (Ara)</text:p>
          </table:table-cell>
          <table:table-cell office:value-type="string" calcext:value-type="string">
            <text:p>CARBOHY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string" calcext:value-type="string">
            <text:p>MOD_RE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string" calcext:value-type="string">
            <text:p>MOD_RE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string" calcext:value-type="string">
            <text:p>MOD_RE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string" calcext:value-type="string">
            <text:p>MOD_RE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string" calcext:value-type="string">
            <text:p>MOD_RE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string" calcext:value-type="string">
            <text:p>CARBOHY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string" calcext:value-type="string">
            <text:p>MOD_RE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llysine</text:p>
          </table:table-cell>
          <table:table-cell office:value-type="string" calcext:value-type="string">
            <text:p>MOD_RE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string" calcext:value-type="string">
            <text:p>CARBOHYD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string" calcext:value-type="string">
            <text:p>MOD_RE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string" calcext:value-type="string">
            <text:p>MOD_RE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O-linked (Xyl) (chondroitin sulfate)</text:p>
          </table:table-cell>
          <table:table-cell office:value-type="string" calcext:value-type="string">
            <text:p>CARBOHYD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string" calcext:value-type="string">
            <text:p>MOD_RE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string" calcext:value-type="string">
            <text:p>CROSSLNK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string" calcext:value-type="string">
            <text:p>MOD_RE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string" calcext:value-type="string">
            <text:p>MOD_RE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string" calcext:value-type="string">
            <text:p>MOD_RE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string" calcext:value-type="string">
            <text:p>MOD_RE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string" calcext:value-type="string">
            <text:p>MOD_RE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-linked (Xyl) (heparan sulfate)</text:p>
          </table:table-cell>
          <table:table-cell office:value-type="string" calcext:value-type="string">
            <text:p>CARBOHYD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string" calcext:value-type="string">
            <text:p>MOD_RE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ypusine</text:p>
          </table:table-cell>
          <table:table-cell office:value-type="string" calcext:value-type="string">
            <text:p>MOD_RE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string" calcext:value-type="string">
            <text:p>MOD_RE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string" calcext:value-type="string">
            <text:p>MOD_RE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string" calcext:value-type="string">
            <text:p>MOD_RE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string" calcext:value-type="string">
            <text:p>MOD_RE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string" calcext:value-type="string">
            <text:p>CARBOHY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string" calcext:value-type="string">
            <text:p>MOD_R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string" calcext:value-type="string">
            <text:p>CARBOHY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string" calcext:value-type="string">
            <text:p>MOD_RE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string" calcext:value-type="string">
            <text:p>MOD_RE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string" calcext:value-type="string">
            <text:p>LIPI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string" calcext:value-type="string">
            <text:p>CARBOHY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string" calcext:value-type="string">
            <text:p>MOD_RE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string" calcext:value-type="string">
            <text:p>MOD_RE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string" calcext:value-type="string">
            <text:p>CROSSLNK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string" calcext:value-type="string">
            <text:p>CROSSLNK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string" calcext:value-type="string">
            <text:p>MOD_RE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-linked (GlcNAc) (high mannose)</text:p>
          </table:table-cell>
          <table:table-cell office:value-type="string" calcext:value-type="string">
            <text:p>CARBOHY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string" calcext:value-type="string">
            <text:p>LIPI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string" calcext:value-type="string">
            <text:p>MOD_R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string" calcext:value-type="string">
            <text:p>MOD_R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string" calcext:value-type="string">
            <text:p>MOD_R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string" calcext:value-type="string">
            <text:p>MOD_RE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string" calcext:value-type="string">
            <text:p>MOD_R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string" calcext:value-type="string">
            <text:p>CROSSLNK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string" calcext:value-type="string">
            <text:p>MOD_RE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string" calcext:value-type="string">
            <text:p>MOD_R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string" calcext:value-type="string">
            <text:p>MOD_R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string" calcext:value-type="string">
            <text:p>CROSSLNK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-linked (GlcNAc) (keratan sulfate)</text:p>
          </table:table-cell>
          <table:table-cell office:value-type="string" calcext:value-type="string">
            <text:p>CARBOHY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string" calcext:value-type="string">
            <text:p>MOD_R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string" calcext:value-type="string">
            <text:p>MOD_R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string" calcext:value-type="string">
            <text:p>MOD_R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string" calcext:value-type="string">
            <text:p>LIPI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string" calcext:value-type="string">
            <text:p>MOD_R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string" calcext:value-type="string">
            <text:p>MOD_R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string" calcext:value-type="string">
            <text:p>MOD_R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string" calcext:value-type="string">
            <text:p>MOD_R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string" calcext:value-type="string">
            <text:p>MOD_R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string" calcext:value-type="string">
            <text:p>LIPI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string" calcext:value-type="string">
            <text:p>MOD_R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string" calcext:value-type="string">
            <text:p>CARBOHY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string" calcext:value-type="string">
            <text:p>MOD_R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string" calcext:value-type="string">
            <text:p>MOD_R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string" calcext:value-type="string">
            <text:p>CROSSLNK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string" calcext:value-type="string">
            <text:p>CROSSLN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string" calcext:value-type="string">
            <text:p>MOD_R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string" calcext:value-type="string">
            <text:p>CROSSLNK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string" calcext:value-type="string">
            <text:p>MOD_R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-linked (GalNAc)</text:p>
          </table:table-cell>
          <table:table-cell office:value-type="string" calcext:value-type="string">
            <text:p>CARBOHY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string" calcext:value-type="string">
            <text:p>MOD_R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string" calcext:value-type="string">
            <text:p>CROSSLN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string" calcext:value-type="string">
            <text:p>MOD_R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string" calcext:value-type="string">
            <text:p>MOD_R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string" calcext:value-type="string">
            <text:p>MOD_R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string" calcext:value-type="string">
            <text:p>MOD_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string" calcext:value-type="string">
            <text:p>MOD_R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string" calcext:value-type="string">
            <text:p>MOD_R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string" calcext:value-type="string">
            <text:p>LIPI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string" calcext:value-type="string">
            <text:p>MOD_R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string" calcext:value-type="string">
            <text:p>MOD_R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string" calcext:value-type="string">
            <text:p>MOD_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string" calcext:value-type="string">
            <text:p>MOD_R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string" calcext:value-type="string">
            <text:p>CARBOHY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string" calcext:value-type="string">
            <text:p>CARBOHY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string" calcext:value-type="string">
            <text:p>MOD_R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string" calcext:value-type="string">
            <text:p>MOD_R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string" calcext:value-type="string">
            <text:p>CROSSLN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string" calcext:value-type="string">
            <text:p>MOD_R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string" calcext:value-type="string">
            <text:p>CROSSLNK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string" calcext:value-type="string">
            <text:p>MOD_R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string" calcext:value-type="string">
            <text:p>MOD_R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string" calcext:value-type="string">
            <text:p>MOD_R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string" calcext:value-type="string">
            <text:p>CROSSLN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oglutamyl lysine isopeptide (Glu-Lys)</text:p>
          </table:table-cell>
          <table:table-cell office:value-type="string" calcext:value-type="string">
            <text:p>CROSSLN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string" calcext:value-type="string">
            <text:p>MOD_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string" calcext:value-type="string">
            <text:p>MOD_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string" calcext:value-type="string">
            <text:p>MOD_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string" calcext:value-type="string">
            <text:p>CROSSLN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string" calcext:value-type="string">
            <text:p>MOD_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-linked (GlcNAc) (high mannose or hybrid)</text:p>
          </table:table-cell>
          <table:table-cell office:value-type="string" calcext:value-type="string">
            <text:p>CARBOHY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string" calcext:value-type="string">
            <text:p>LIPI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string" calcext:value-type="string">
            <text:p>MOD_R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string" calcext:value-type="string">
            <text:p>LIPI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string" calcext:value-type="string">
            <text:p>CROSSLN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string" calcext:value-type="string">
            <text:p>MOD_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string" calcext:value-type="string">
            <text:p>CROSSLN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string" calcext:value-type="string">
            <text:p>CROSSLN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string" calcext:value-type="string">
            <text:p>LIPI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string" calcext:value-type="string">
            <text:p>LIPI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string" calcext:value-type="string">
            <text:p>MOD_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string" calcext:value-type="string">
            <text:p>MOD_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-linked (GlcNAc) (hybrid)</text:p>
          </table:table-cell>
          <table:table-cell office:value-type="string" calcext:value-type="string">
            <text:p>CARBOHY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string" calcext:value-type="string">
            <text:p>CROSSLN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spartate 1-(chondroitin 4-sulfate)-ester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string" calcext:value-type="string">
            <text:p>LIPI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-linked (Xyl) (keratan sulfate)</text:p>
          </table:table-cell>
          <table:table-cell office:value-type="string" calcext:value-type="string">
            <text:p>CARBOHY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 office:value-type="string" calcext:value-type="string">
            <text:p>MOD_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string" calcext:value-type="string">
            <text:p>MOD_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string" calcext:value-type="string">
            <text:p>LIPI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string" calcext:value-type="string">
            <text:p>LIPI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string" calcext:value-type="string">
            <text:p>CROSSLN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string" calcext:value-type="string">
            <text:p>CROSSLN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-linked (GlcNAc) (polylactosaminoglycan)</text:p>
          </table:table-cell>
          <table:table-cell office:value-type="string" calcext:value-type="string">
            <text:p>CARBOHY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string" calcext:value-type="string">
            <text:p>MOD_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string" calcext:value-type="string">
            <text:p>MOD_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string" calcext:value-type="string">
            <text:p>LIPI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string" calcext:value-type="string">
            <text:p>MOD_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leucine</text:p>
          </table:table-cell>
          <table:table-cell office:value-type="string" calcext:value-type="string">
            <text:p>MOD_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(15-deoxy-Delta12,14-prostaglandin J2- 9-yl)cysteine</text:p>
          </table:table-cell>
          <table:table-cell office:value-type="string" calcext:value-type="string">
            <text:p>LIP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string" calcext:value-type="string">
            <text:p>CROSSLN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string" calcext:value-type="string">
            <text:p>LIPI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string" calcext:value-type="string">
            <text:p>CROSSLN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string" calcext:value-type="string">
            <text:p>CROSSLN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string" calcext:value-type="string">
            <text:p>MOD_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string" calcext:value-type="string">
            <text:p>MOD_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-linked (Man)</text:p>
          </table:table-cell>
          <table:table-cell office:value-type="string" calcext:value-type="string">
            <text:p>CARBOHY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string" calcext:value-type="string">
            <text:p>MOD_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string" calcext:value-type="string">
            <text:p>MOD_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I-like-anchor amidated alanine</text:p>
          </table:table-cell>
          <table:table-cell office:value-type="string" calcext:value-type="string">
            <text:p>LIPI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string" calcext:value-type="string">
            <text:p>CROSSL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string" calcext:value-type="string">
            <text:p>LIP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string" calcext:value-type="string">
            <text:p>MOD_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string" calcext:value-type="string">
            <text:p>CROSSLN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-linked (GlcNAc) (low mannose)</text:p>
          </table:table-cell>
          <table:table-cell office:value-type="string" calcext:value-type="string">
            <text:p>CARBOHY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-linked (Man6P)</text:p>
          </table:table-cell>
          <table:table-cell office:value-type="string" calcext:value-type="string">
            <text:p>CARBOHY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-linked (Xyl) (dermatan sulfate)</text:p>
          </table:table-cell>
          <table:table-cell office:value-type="string" calcext:value-type="string">
            <text:p>CARBOHY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string" calcext:value-type="string">
            <text:p>LIP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string" calcext:value-type="string">
            <text:p>MOD_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-linked (Hex)</text:p>
          </table:table-cell>
          <table:table-cell office:value-type="string" calcext:value-type="string">
            <text:p>CARBOHY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string" calcext:value-type="string">
            <text:p>CROSSLN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-methyloxazole-4-carboxylic acid (Cys- Thr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I-like-anchor amidated glycine</text:p>
          </table:table-cell>
          <table:table-cell office:value-type="string" calcext:value-type="string">
            <text:p>LIP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-linked (GlcNAc or GlcNAc)</text:p>
          </table:table-cell>
          <table:table-cell office:value-type="string" calcext:value-type="string">
            <text:p>CARBOHY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-linked (Glc)</text:p>
          </table:table-cell>
          <table:table-cell office:value-type="string" calcext:value-type="string">
            <text:p>CARBOHY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string" calcext:value-type="string">
            <text:p>CROSSL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string" calcext:value-type="string">
            <text:p>MOD_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partate 1-(chondroitin 4-sulfate)- ester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-linked (GlcNAc) (high mannose and complex)</text:p>
          </table:table-cell>
          <table:table-cell office:value-type="string" calcext:value-type="string">
            <text:p>CARBOHY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string" calcext:value-type="string">
            <text:p>CROSSL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string" calcext:value-type="string">
            <text:p>MOD_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methyloxazole-4-carboxylic acid (Thr- Thr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methylthiazole-4-carboxylic acid (Asn- C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s-14-hydroxy-10,13-dioxo-7- heptadecenoic acid aspartate ester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-val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-linked (GlcNAc) (high mannose or hybrid or polylactosaminoglycan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linked (GlcA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linked (GlcNAc6P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-linked (P-Man)</text:p>
          </table:table-cell>
          <table:table-cell office:value-type="string" calcext:value-type="string">
            <text:p>CARBOHY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string" calcext:value-type="string">
            <text:p>LIP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string" calcext:value-type="string">
            <text:p>MOD_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string" calcext:value-type="string">
            <text:p>CROSSL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2-aminosuccinimidyl)acetic acid (Asp- 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methyloxazole-4-carboxylic acid (Ser- 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rtic acid 1-[(3-aminopropyl)(5'- adenosyl)phosphono]amid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I-anchor amidated threon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I-like-anchor amidated aspartat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alNAc) (glycosaminoglycan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) (glycation), alternate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NAc) (high mannose or complex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linked (GlcNAc) (high mannose or polylactosaminoglycan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DADDGl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linked (FucNA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string" calcext:value-type="string">
            <text:p>LI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linked (Gal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-linked (GlcNAc)</text:p>
          </table:table-cell>
          <table:table-cell office:value-type="string" calcext:value-type="string">
            <text:p>CARBOHY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-(1,2,3-trihydroxypropan-2- yl)histid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string" calcext:value-type="string">
            <text:p>CROSSL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string" calcext:value-type="string">
            <text:p>MOD_R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7:16:49.746914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7:17:01.779460344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446" meta:object-count="0"/>
  </office:meta>
</office:document-meta>
</file>